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Heading_20_3" style:list-style-name=""/>
    <style:style style:name="P3" style:family="paragraph" style:parent-style-name="Heading_20_1">
      <style:paragraph-properties>
        <style:tab-stops/>
      </style:paragraph-properties>
    </style:style>
    <style:style style:name="P4" style:family="paragraph" style:parent-style-name="Heading_20_1">
      <style:paragraph-properties fo:break-before="page"/>
    </style:style>
    <style:style style:name="P5" style:family="paragraph" style:parent-style-name="Standard">
      <style:paragraph-properties>
        <style:tab-stops>
          <style:tab-stop style:position="1cm"/>
          <style:tab-stop style:position="1.998cm"/>
          <style:tab-stop style:position="2.999cm"/>
        </style:tab-stops>
      </style:paragraph-properties>
      <style:text-properties officeooo:rsid="000682d0" officeooo:paragraph-rsid="000682d0"/>
    </style:style>
    <style:style style:name="P6" style:family="paragraph" style:parent-style-name="Standard">
      <style:paragraph-properties>
        <style:tab-stops>
          <style:tab-stop style:position="1cm"/>
          <style:tab-stop style:position="1.998cm"/>
          <style:tab-stop style:position="2.999cm"/>
        </style:tab-stops>
      </style:paragraph-properties>
      <style:text-properties officeooo:rsid="000682d0" officeooo:paragraph-rsid="000682d0"/>
    </style:style>
    <style:style style:name="P7" style:family="paragraph" style:parent-style-name="Standard">
      <style:paragraph-properties>
        <style:tab-stops>
          <style:tab-stop style:position="1cm"/>
          <style:tab-stop style:position="1.998cm"/>
          <style:tab-stop style:position="2.999cm"/>
        </style:tab-stops>
      </style:paragraph-properties>
      <style:text-properties officeooo:rsid="000682d0" officeooo:paragraph-rsid="00070c57"/>
    </style:style>
    <style:style style:name="P8" style:family="paragraph" style:parent-style-name="Standard">
      <style:paragraph-properties>
        <style:tab-stops>
          <style:tab-stop style:position="1cm"/>
          <style:tab-stop style:position="1.998cm"/>
          <style:tab-stop style:position="2.999cm"/>
        </style:tab-stops>
      </style:paragraph-properties>
      <style:text-properties officeooo:rsid="000682d0" officeooo:paragraph-rsid="000d224b"/>
    </style:style>
    <style:style style:name="P9" style:family="paragraph" style:parent-style-name="Standard">
      <style:paragraph-properties>
        <style:tab-stops>
          <style:tab-stop style:position="1cm"/>
          <style:tab-stop style:position="1.998cm"/>
          <style:tab-stop style:position="2.999cm"/>
        </style:tab-stops>
      </style:paragraph-properties>
      <style:text-properties officeooo:paragraph-rsid="001e40fc"/>
    </style:style>
    <style:style style:name="P10" style:family="paragraph" style:parent-style-name="Standard">
      <style:paragraph-properties>
        <style:tab-stops>
          <style:tab-stop style:position="1cm"/>
          <style:tab-stop style:position="1.998cm"/>
          <style:tab-stop style:position="2.999cm"/>
        </style:tab-stops>
      </style:paragraph-properties>
      <style:text-properties officeooo:rsid="000d224b" officeooo:paragraph-rsid="000d224b"/>
    </style:style>
    <style:style style:name="P11" style:family="paragraph" style:parent-style-name="Standard">
      <style:paragraph-properties>
        <style:tab-stops>
          <style:tab-stop style:position="1cm"/>
          <style:tab-stop style:position="1.998cm"/>
          <style:tab-stop style:position="2.999cm"/>
        </style:tab-stops>
      </style:paragraph-properties>
      <style:text-properties officeooo:rsid="0012bae5" officeooo:paragraph-rsid="0012bae5"/>
    </style:style>
    <style:style style:name="P12" style:family="paragraph" style:parent-style-name="Standard">
      <style:paragraph-properties>
        <style:tab-stops>
          <style:tab-stop style:position="1cm"/>
          <style:tab-stop style:position="1.998cm"/>
          <style:tab-stop style:position="2.999cm"/>
        </style:tab-stops>
      </style:paragraph-properties>
      <style:text-properties officeooo:rsid="0013bad0" officeooo:paragraph-rsid="0013bad0"/>
    </style:style>
    <style:style style:name="P13" style:family="paragraph" style:parent-style-name="Standard">
      <style:paragraph-properties>
        <style:tab-stops>
          <style:tab-stop style:position="1cm"/>
          <style:tab-stop style:position="1.998cm"/>
          <style:tab-stop style:position="2.999cm"/>
        </style:tab-stops>
      </style:paragraph-properties>
      <style:text-properties officeooo:rsid="0016b5ce" officeooo:paragraph-rsid="0016b5ce"/>
    </style:style>
    <style:style style:name="P14" style:family="paragraph" style:parent-style-name="Standard">
      <style:paragraph-properties>
        <style:tab-stops>
          <style:tab-stop style:position="1cm"/>
          <style:tab-stop style:position="1.998cm"/>
          <style:tab-stop style:position="2.999cm"/>
        </style:tab-stops>
      </style:paragraph-properties>
      <style:text-properties officeooo:rsid="00179827" officeooo:paragraph-rsid="00179827"/>
    </style:style>
    <style:style style:name="P15" style:family="paragraph" style:parent-style-name="Standard">
      <style:paragraph-properties>
        <style:tab-stops>
          <style:tab-stop style:position="1cm"/>
          <style:tab-stop style:position="1.998cm"/>
          <style:tab-stop style:position="2.999cm"/>
        </style:tab-stops>
      </style:paragraph-properties>
      <style:text-properties officeooo:rsid="0018eb5d" officeooo:paragraph-rsid="0018eb5d"/>
    </style:style>
    <style:style style:name="P16" style:family="paragraph" style:parent-style-name="Standard">
      <style:paragraph-properties>
        <style:tab-stops>
          <style:tab-stop style:position="1cm"/>
          <style:tab-stop style:position="1.998cm"/>
          <style:tab-stop style:position="2.999cm"/>
        </style:tab-stops>
      </style:paragraph-properties>
      <style:text-properties officeooo:rsid="001ad8c5" officeooo:paragraph-rsid="001ad8c5"/>
    </style:style>
    <style:style style:name="P17" style:family="paragraph" style:parent-style-name="Standard">
      <style:paragraph-properties>
        <style:tab-stops>
          <style:tab-stop style:position="1cm"/>
          <style:tab-stop style:position="1.998cm"/>
          <style:tab-stop style:position="2.999cm"/>
        </style:tab-stops>
      </style:paragraph-properties>
      <style:text-properties officeooo:rsid="001b4bbe" officeooo:paragraph-rsid="001b4bbe"/>
    </style:style>
    <style:style style:name="P18" style:family="paragraph" style:parent-style-name="Standard">
      <style:paragraph-properties>
        <style:tab-stops>
          <style:tab-stop style:position="1cm"/>
          <style:tab-stop style:position="1.998cm"/>
          <style:tab-stop style:position="2.999cm"/>
        </style:tab-stops>
      </style:paragraph-properties>
      <style:text-properties officeooo:rsid="001e40fc" officeooo:paragraph-rsid="001e40fc"/>
    </style:style>
    <style:style style:name="P19" style:family="paragraph" style:parent-style-name="Standard">
      <style:paragraph-properties>
        <style:tab-stops>
          <style:tab-stop style:position="1cm"/>
          <style:tab-stop style:position="1.998cm"/>
          <style:tab-stop style:position="2.999cm"/>
        </style:tab-stops>
      </style:paragraph-properties>
      <style:text-properties officeooo:rsid="001e6ea8" officeooo:paragraph-rsid="001e6ea8"/>
    </style:style>
    <style:style style:name="P20" style:family="paragraph" style:parent-style-name="Standard">
      <style:paragraph-properties>
        <style:tab-stops>
          <style:tab-stop style:position="1cm"/>
          <style:tab-stop style:position="1.998cm"/>
          <style:tab-stop style:position="2.999cm"/>
        </style:tab-stops>
      </style:paragraph-properties>
      <style:text-properties officeooo:rsid="001f0451" officeooo:paragraph-rsid="001f0451"/>
    </style:style>
    <style:style style:name="P21" style:family="paragraph" style:parent-style-name="Standard">
      <style:paragraph-properties>
        <style:tab-stops>
          <style:tab-stop style:position="1cm"/>
          <style:tab-stop style:position="1.998cm"/>
          <style:tab-stop style:position="2.999cm"/>
        </style:tab-stops>
      </style:paragraph-properties>
      <style:text-properties officeooo:rsid="00200b46" officeooo:paragraph-rsid="00200b46"/>
    </style:style>
    <style:style style:name="P22" style:family="paragraph" style:parent-style-name="Standard">
      <style:paragraph-properties>
        <style:tab-stops>
          <style:tab-stop style:position="1cm"/>
          <style:tab-stop style:position="1.998cm"/>
          <style:tab-stop style:position="2.999cm"/>
        </style:tab-stops>
      </style:paragraph-properties>
      <style:text-properties officeooo:rsid="0021bb77" officeooo:paragraph-rsid="0021bb77"/>
    </style:style>
    <style:style style:name="P23" style:family="paragraph" style:parent-style-name="Standard">
      <style:paragraph-properties>
        <style:tab-stops>
          <style:tab-stop style:position="1cm"/>
          <style:tab-stop style:position="1.998cm"/>
          <style:tab-stop style:position="2.999cm"/>
        </style:tab-stops>
      </style:paragraph-properties>
      <style:text-properties officeooo:rsid="0022676d" officeooo:paragraph-rsid="0022676d"/>
    </style:style>
    <style:style style:name="P24" style:family="paragraph" style:parent-style-name="Standard">
      <style:paragraph-properties>
        <style:tab-stops>
          <style:tab-stop style:position="1cm"/>
          <style:tab-stop style:position="1.998cm"/>
          <style:tab-stop style:position="2.999cm"/>
        </style:tab-stops>
      </style:paragraph-properties>
      <style:text-properties officeooo:rsid="00244555" officeooo:paragraph-rsid="00244555"/>
    </style:style>
    <style:style style:name="P25" style:family="paragraph" style:parent-style-name="Standard">
      <style:paragraph-properties>
        <style:tab-stops>
          <style:tab-stop style:position="1cm"/>
          <style:tab-stop style:position="1.998cm"/>
          <style:tab-stop style:position="2.999cm"/>
        </style:tab-stops>
      </style:paragraph-properties>
      <style:text-properties officeooo:rsid="0025f0cb" officeooo:paragraph-rsid="0025f0cb"/>
    </style:style>
    <style:style style:name="P26" style:family="paragraph" style:parent-style-name="Standard">
      <style:paragraph-properties fo:break-before="page">
        <style:tab-stops>
          <style:tab-stop style:position="1cm"/>
          <style:tab-stop style:position="1.998cm"/>
          <style:tab-stop style:position="2.999cm"/>
        </style:tab-stops>
      </style:paragraph-properties>
      <style:text-properties officeooo:rsid="000682d0" officeooo:paragraph-rsid="000682d0"/>
    </style:style>
    <style:style style:name="T1" style:family="text">
      <style:text-properties officeooo:rsid="00092c28"/>
    </style:style>
    <style:style style:name="T2" style:family="text">
      <style:text-properties officeooo:rsid="000d224b"/>
    </style:style>
    <style:style style:name="T3" style:family="text">
      <style:text-properties officeooo:rsid="000f1d21"/>
    </style:style>
    <style:style style:name="T4" style:family="text">
      <style:text-properties officeooo:rsid="0010c0c1"/>
    </style:style>
    <style:style style:name="T5" style:family="text">
      <style:text-properties officeooo:rsid="00116adb"/>
    </style:style>
    <style:style style:name="T6" style:family="text">
      <style:text-properties officeooo:rsid="0014dfef"/>
    </style:style>
    <style:style style:name="T7" style:family="text">
      <style:text-properties officeooo:rsid="001e40f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Netcdf Atmosphere Format</text:h>
      <text:p text:style-name="P5">dimensions:</text:p>
      <text:p text:style-name="P5"><text:tab/>obs = UNLIMITED ;</text:p>
      <text:p text:style-name="P5"><text:s/></text:p>
      <text:p text:style-name="P5">variables:</text:p>
      <text:p text:style-name="P5"><text:tab/>float lon(<text:span text:style-name="T6">obs</text:span>);</text:p>
      <text:p text:style-name="P5"><text:tab/><text:tab/>lon:standard_name="longitude";</text:p>
      <text:p text:style-name="P5"><text:tab/><text:tab/>lon:long_name="longitude";</text:p>
      <text:p text:style-name="P5"><text:tab/><text:tab/>lon:units="degrees_east";</text:p>
      <text:p text:style-name="P5"><text:tab/>float lat(<text:span text:style-name="T6">obs</text:span>);</text:p>
      <text:p text:style-name="P5"><text:tab/><text:tab/>lat:standard_name="latitude";</text:p>
      <text:p text:style-name="P5"><text:tab/><text:tab/>lat:long_name="latitude";</text:p>
      <text:p text:style-name="P5"><text:tab/><text:tab/>lat:units="degrees_north";</text:p>
      <text:p text:style-name="P5"/>
      <text:p text:style-name="P5"><text:tab/><text:span text:style-name="T2">float alt(obs);</text:span></text:p>
      <text:p text:style-name="P8"><text:tab/><text:tab/><text:span text:style-name="T2">alt:standard_name = “altitude”;</text:span></text:p>
      <text:p text:style-name="P10"><text:tab/><text:tab/>alt:long_name = "height above mean sea level" ;</text:p>
      <text:p text:style-name="P10"><text:tab/><text:tab/>alt:units = "km" ;</text:p>
      <text:p text:style-name="P10"><text:tab/><text:tab/>alt:axis = "Z" ;</text:p>
      <text:p text:style-name="P10"><text:tab/><text:tab/>alt:positive = "up" ;</text:p>
      <text:p text:style-name="P5"/>
      <text:p text:style-name="P5"><text:tab/>double time(profile);</text:p>
      <text:p text:style-name="P5"><text:tab/><text:tab/>time:standard_name="time";</text:p>
      <text:p text:style-name="P5"><text:tab/><text:tab/>time:long_name="time <text:span text:style-name="T3">of measurement</text:span>";</text:p>
      <text:p text:style-name="P5"><text:tab/><text:tab/>time:units="days since 1970-01-01 00:00:00";</text:p>
      <text:p text:style-name="P5"><text:tab/><text:tab/><text:span text:style-name="T3">time:missing_value = -999.9;</text:span></text:p>
      <text:p text:style-name="P5"/>
      <text:p text:style-name="P5"><text:tab/>float pressure(<text:span text:style-name="T4">profile, z</text:span>);</text:p>
      <text:p text:style-name="P5"><text:tab/><text:tab/>pressure:standard_name="air_pressure";</text:p>
      <text:p text:style-name="P5"><text:tab/><text:tab/>pressure:long_name="pressure level";</text:p>
      <text:p text:style-name="P5"><text:tab/><text:tab/>pressure:units="hPa";</text:p>
      <text:p text:style-name="P5"><text:tab/><text:tab/>pressure:coordinates="time lon lat <text:span text:style-name="T4">alt</text:span>";</text:p>
      <text:p text:style-name="P5"><text:tab/>float temperature(<text:span text:style-name="T4">profile, z</text:span>);</text:p>
      <text:p text:style-name="P5"><text:tab/><text:tab/>temperature:standard_name="surface_temperature";</text:p>
      <text:p text:style-name="P5"><text:tab/><text:tab/>temperature:long_name="skin temperature";</text:p>
      <text:p text:style-name="P7"><text:tab/><text:tab/>temperature:units="Celsius";</text:p>
      <text:p text:style-name="P7"><text:tab/><text:tab/>temperature:coordinates="time lon lat <text:span text:style-name="T5">alt</text:span>";</text:p>
      <text:p text:style-name="P11"><text:tab/>float humidity(profile , z) ;</text:p>
      <text:p text:style-name="P11"><text:tab/><text:tab/>humidity:standard_name = "relative_humidity";</text:p>
      <text:p text:style-name="P11"><text:tab/><text:tab/>humidity:long_name = "relative humidity";</text:p>
      <text:p text:style-name="P11"><text:tab/><text:tab/>humidity:units = "%";</text:p>
      <text:p text:style-name="P11"><text:tab/><text:tab/>humidity:coordinates = "time lon lat alt";</text:p>
      <text:p text:style-name="P5"/>
      <text:p text:style-name="P12"><text:tab/>attributes:</text:p>
      <text:p text:style-name="P12"><text:tab/><text:tab/>:featureType = "timeSeriesProfile";</text:p>
      <text:p text:style-name="P26"/>
      <text:p text:style-name="P5"><text:tab/>float humidity(obs);</text:p>
      <text:p text:style-name="P5"><text:tab/><text:tab/>humidity:standard_name="relative_humidity";</text:p>
      <text:p text:style-name="P5"><text:tab/><text:tab/>humidity:long_name="relative humidity";</text:p>
      <text:p text:style-name="P5"><text:tab/><text:tab/>humidity:units="%";</text:p>
      <text:p text:style-name="P5"><text:tab/><text:tab/>humidity:coordinates="t<text:span text:style-name="T1">ime lon lat z”;</text:span></text:p>
      <text:p text:style-name="P5"/>
      <text:p text:style-name="P5">attributes:</text:p>
      <text:p text:style-name="P5"><text:tab/>:featureType="trajectoryProfile";</text:p>
      <text:p text:style-name="P5"/>
      <text:h text:style-name="P4" text:outline-level="1">NetCDF standard_name</text:h>
      <text:h text:style-name="Heading_20_3" text:outline-level="3">sea_water_x_velocity</text:h>
      <text:p text:style-name="P13">alias: x_sea_water_velocity</text:p>
      <text:h text:style-name="Heading_20_3" text:outline-level="3">sea_water_y_velocity</text:h>
      <text:p text:style-name="P13">alias: y_sea_water_velocity</text:p>
      <text:h text:style-name="Heading_20_3" text:outline-level="3">northward_wind</text:h>
      <text:h text:style-name="Heading_20_3" text:outline-level="3">eastward_wind</text:h>
      <text:h text:style-name="Heading_20_3" text:outline-level="3">sea_floor_depth_below_geoid</text:h>
      <text:p text:style-name="P14">alias: sea_floor_depth</text:p>
      <text:h text:style-name="Heading_20_3" text:outline-level="3">sea_floor_depth_below_sea_surface</text:h>
      <text:p text:style-name="P14">The sea_floor_depth_below_sea_surface is the vertical distance between the sea surface and the seabed as measured at a given point in space including the variance caused by tides and possibly waves.</text:p>
      <text:h text:style-name="Heading_20_3" text:outline-level="3">sea_floor_depth_below_sea_level</text:h>
      <text:p text:style-name="P14">sea_level means mean sea level, which is close to the geoid in sea areas.</text:p>
      <text:h text:style-name="Heading_20_3" text:outline-level="3">depth</text:h>
      <text:p text:style-name="P14">Depth is the vertical distance below the surface.</text:p>
      <text:h text:style-name="Heading_20_3" text:outline-level="3">Time</text:h>
      <text:h text:style-name="Heading_20_3" text:outline-level="3">latitude</text:h>
      <text:h text:style-name="Heading_20_3" text:outline-level="3">longitude</text:h>
      <text:h text:style-name="Heading_20_3" text:outline-level="3">x_wind</text:h>
      <text:p text:style-name="P15"><text:s/>alias: grid_eastward_wind</text:p>
      <text:p text:style-name="P15">"x" indicates a vector component along the grid x-axis, positive with increasing x. Wind is defined as a two-dimensional (horizontal) air velocity vector, with no vertical component. (Vertical motion in the atmosphere has the standard name upward_air_velocity.)</text:p>
      <text:h text:style-name="Heading_20_3" text:outline-level="3">y_wind</text:h>
      <text:p text:style-name="P15">alias: grid_northward_wind</text:p>
      <text:p text:style-name="P15">"y" indicates a vector component along the grid y-axis, positive with increasing y. Wind is defined as a two-dimensional (horizontal) air velocity vector, with no vertical component. (Vertical motion in the atmosphere has the standard name upward_air_velocity.)</text:p>
      <text:h text:style-name="Heading_20_3" text:outline-level="3">wind_speed</text:h>
      <text:p text:style-name="P16">Speed is the magnitude of velocity. Wind is defined as a two-dimensional (horizontal) air velocity vector, with no vertical component. (Vertical motion in the atmosphere has the standard name upward_air_velocity.) The wind speed is the magnitude of the wind velocity.</text:p>
      <text:h text:style-name="P2" text:outline-level="3"><text:soft-page-break/></text:h>
      <text:h text:style-name="P1" text:outline-level="3">wind_from_direction</text:h>
      <text:p text:style-name="P16">Wind is defined as a two-dimensional (horizontal) air velocity vector, with no vertical component. (Vertical motion in the atmosphere has the standard name upward_air_velocity.) In meteorological reports, the direction of the wind vector is usually (but not always) given as the direction from which it is blowing (wind_from_direction) (westerly, northerly, etc.). In other contexts, such as atmospheric modelling, it is often natural to give the direction in the usual manner of vectors as the heading or the direction to which it is blowing (wind_to_direction) (eastward, southward, etc.) "from_direction" is used in the construction X_from_direction and indicates the direction from which the velocity vector of X is coming.</text:p>
      <text:h text:style-name="Heading_20_3" text:outline-level="3">forecast_period</text:h>
      <text:p text:style-name="P16">Forecast period is the time interval between the forecast reference time and the validity time. A period is an interval of time, or the time-period of an oscillation.</text:p>
      <text:h text:style-name="Heading_20_3" text:outline-level="3">forecast_reference_time</text:h>
      <text:p text:style-name="P16">The forecast reference time in NWP is the "data time", the time of the analysis from which the forecast was made. It is not the time for which the forecast is valid; the standard name of time should be used for that time.</text:p>
      <text:h text:style-name="Heading_20_3" text:outline-level="3">sea_surface_swell_wave_period</text:h>
      <text:p text:style-name="P17">alias: swell_wave_period</text:p>
      <text:p text:style-name="P17">A period is an interval of time, or the time-period of an oscillation. Swell waves are waves on the ocean surface.</text:p>
      <text:h text:style-name="Heading_20_3" text:outline-level="3">sea_surface_swell_wave_significant_height</text:h>
      <text:p text:style-name="P17">alias: significant_height_of_swell_waves</text:p>
      <text:p text:style-name="P17">Height is the vertical distance above the surface. Swell waves are waves on the ocean surface.</text:p>
      <text:h text:style-name="Heading_20_3" text:outline-level="3">sea_surface_swell_wave_to_direction</text:h>
      <text:p text:style-name="P17">alias: direction_of_swell_wave_velocity</text:p>
      <text:p text:style-name="P17">Swell waves are waves on the ocean surface. "to_direction" is used in the construction X_to_direction and indicates the direction towards which the velocity vector of X is headed. The direction is a bearing in the usual geographical sense, measured positive clockwise from due north.</text:p>
      <text:h text:style-name="Heading_20_3" text:outline-level="3">sea_surface_height_above_geoid</text:h>
      <text:p text:style-name="P18">alias: sea_surface_elevation_anomaly</text:p>
      <text:p text:style-name="P18">alias: sea_surface_elevation</text:p>
      <text:h text:style-name="Heading_20_3" text:outline-level="3">sea_surface_height_above_reference_ellipsoid</text:h>
      <text:p text:style-name="P9"><text:span text:style-name="T7">"Sea surface height" is a time-varying quantity. A reference ellipsoid is a mathematical figure that approximates the geoid. The geoid is a surface of constant geopotential with which mean sea level would coincide if the ocean were at rest. The ellipsoid is an approximation because the geoid is an irregular shape. A number of reference ellipsoids are defined for use in the field of geodesy. The standard name for the height of the sea surface above the geoid is sea_surface_height_above_geoid. The standard name for the height of the sea surface above mean sea level is sea_surface_height_above_sea_level.</text:span></text:p>
      <text:h text:style-name="P1" text:outline-level="3">sea_surface_height_above_sea_level</text:h>
      <text:p text:style-name="P18">alias: sea_surface_height</text:p>
      <text:p text:style-name="P18">sea_level means mean sea level, which is close to the geoid in sea areas. "Sea surface height" is a time-varying quantity. The standard name for the height of the sea surface above the geoid is sea_surface_height_above_geoid. The standard name for the height of the sea surface above the reference ellipsoid is sea_surface_height_above_reference_ellipsoid.</text:p>
      <text:h text:style-name="Heading_20_3" text:outline-level="3">sea_surface_wind_wave_period</text:h>
      <text:p text:style-name="P19">alias: wind_wave_period</text:p>
      <text:h text:style-name="Heading_20_3" text:outline-level="3">sea_surface_wind_wave_significant_height</text:h>
      <text:p text:style-name="P19">alias: significant_height_of_wind_waves</text:p>
      <text:h text:style-name="Heading_20_3" text:outline-level="3">sea_surface_wind_wave_to_direction</text:h>
      <text:p text:style-name="P19">alias: direction_of_wind_wave_velocity</text:p>
      <text:h text:style-name="Heading_20_3" text:outline-level="3">ocean_relative_vorticity</text:h>
      <text:p text:style-name="P20">Relative vorticity is the upward component of the relative vorticity vector i.e. the component which arises from horizontal velocity.</text:p>
      <text:h text:style-name="Heading_20_4" text:outline-level="4">model_level_number</text:h>
      <text:p text:style-name="P21">Model level number should be understood as equivalent to layer number.</text:p>
      <text:h text:style-name="Heading_20_3" text:outline-level="3">specific_turbulent_kinetic_energy_dissipation_in_sea_water</text:h>
      <text:p text:style-name="P22">"Specific" means per unit mass. "Turbulent kinetic energy" is the kinetic energy of chaotic fluctuations of the fluid flow. The dissipation of kinetic energy arises in ocean models as a result of the viscosity of sea water.</text:p>
      <text:h text:style-name="Heading_20_3" text:outline-level="3">air_pressure_at_sea_level</text:h>
      <text:p text:style-name="P23">sea_level means mean sea level, which is close to the geoid in sea areas. Air pressure at sea level is the quantity often abbreviated as MSLP or PMSL.</text:p>
      <text:h text:style-name="Heading_20_3" text:outline-level="3">air_temperature</text:h>
      <text:p text:style-name="P23">Air temperature is the bulk temperature of the air, not the surface (skin) temperature.</text:p>
      <text:h text:style-name="Heading_20_3" text:outline-level="3">precipitation_amount</text:h>
      <text:p text:style-name="P23">"Amount" means mass per unit area</text:p>
      <text:h text:style-name="Heading_20_3" text:outline-level="3">relative_humidity</text:h>
      <text:p text:style-name="P24">No help available. </text:p>
      <text:h text:style-name="Heading_20_3" text:outline-level="3">region</text:h>
      <text:p text:style-name="P25">A variable with the standard name of region contains strings which indicate geographical regions. These strings must be chosen from the standard region list.</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0:38:01.510122786</meta:creation-date>
    <dc:date>2016-07-01T15:30:19.094582904</dc:date>
    <meta:editing-duration>P1DT3H1M7S</meta:editing-duration>
    <meta:editing-cycles>32</meta:editing-cycles>
    <meta:generator>LibreOffice/5.1.3.2$Linux_X86_64 LibreOffice_project/10m0$Build-2</meta:generator>
    <meta:document-statistic meta:table-count="0" meta:image-count="0" meta:object-count="0" meta:page-count="6" meta:paragraph-count="119" meta:word-count="895" meta:character-count="7163" meta:non-whitespace-character-count="6308"/>
  </office:meta>
</office:document-meta>
</file>